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26cm" fo:min-width="4.576cm"/>
    </style:style>
    <style:style style:name="gr2" style:family="graphic" style:parent-style-name="standard">
      <style:graphic-properties draw:textarea-horizontal-align="justify" draw:textarea-vertical-align="middle" draw:auto-grow-height="false" fo:min-height="2.098cm" fo:min-width="7.248cm"/>
    </style:style>
    <style:style style:name="gr3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2.006cm" fo:min-width="4.7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3cm" svg:height="2.3cm" svg:x="1.5cm" svg:y="11.9cm">
          <text:p text:style-name="P1"><text:span text:style-name="T1">Análise de </text:span></text:p>
          <text:p text:style-name="P1"><text:span text:style-name="T1">Sent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cm" svg:height="2.6cm" svg:x="9.2cm" svg:y="6cm">
          <text:p text:style-name="P1"><text:span text:style-name="T1">Abordagem</text:span></text:p>
          <text:p text:style-name="P1"><text:span text:style-name="T1">Por </text:span></text:p>
          <text:p text:style-name="P1"><text:span text:style-name="T1">Aprendizado de Máqui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cm" svg:height="2.3cm" svg:x="10.2cm" svg:y="18cm">
          <text:p text:style-name="P1"><text:span text:style-name="T1">Abordagem </text:span></text:p>
          <text:p text:style-name="P1"><text:span text:style-name="T1">Léx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8cm" svg:y1="13.05cm" svg:x2="9.2cm" svg:y2="7.3cm" draw:start-shape="id1" draw:start-glue-point="1" draw:end-shape="id2" svg:d="M6800 13050h1201v-5750h1199" svg:viewBox="0 0 2401 5751">
          <text:p/>
        </draw:connector>
        <draw:connector draw:style-name="gr3" draw:text-style-name="P1" draw:layer="layout" draw:line-skew="-0.501cm" svg:x1="6.8cm" svg:y1="13.05cm" svg:x2="10.2cm" svg:y2="19.15cm" draw:start-shape="id1" draw:start-glue-point="1" draw:end-shape="id3" svg:d="M6800 13050h1200v6100h2200" svg:viewBox="0 0 3401 6101">
          <text:p/>
        </draw:connector>
        <draw:custom-shape draw:style-name="gr1" draw:text-style-name="P2" xml:id="id4" draw:id="id4" draw:layer="layout" svg:width="5.3cm" svg:height="2.3cm" svg:x="21.6cm" svg:y="4cm">
          <text:p text:style-name="P1"><text:span text:style-name="T1">Aprendizado</text:span></text:p>
          <text:p text:style-name="P1"><text:span text:style-name="T1">Supervisi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3cm" svg:height="2.3cm" svg:x="21.8cm" svg:y="10cm">
          <text:p text:style-name="P1"><text:span text:style-name="T1">Aprendizado</text:span></text:p>
          <text:p text:style-name="P1"><text:span text:style-name="T1">Não</text:span></text:p>
          <text:p text:style-name="P1"><text:span text:style-name="T1">Supervisi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099cm" svg:x1="17.2cm" svg:y1="7.3cm" svg:x2="21.6cm" svg:y2="5.15cm" draw:start-shape="id2" draw:start-glue-point="1" draw:end-shape="id4" svg:d="M17200 7300h2300v-2150h2100" svg:viewBox="0 0 4401 2151">
          <text:p/>
        </draw:connector>
        <draw:connector draw:style-name="gr3" draw:text-style-name="P1" draw:layer="layout" svg:x1="17.2cm" svg:y1="7.3cm" svg:x2="21.8cm" svg:y2="11.15cm" draw:start-shape="id2" draw:start-glue-point="1" draw:end-shape="id5" svg:d="M17200 7300h2301v3850h2299" svg:viewBox="0 0 4601 3851">
          <text:p/>
        </draw:connector>
        <draw:custom-shape draw:style-name="gr1" draw:text-style-name="P2" xml:id="id6" draw:id="id6" draw:layer="layout" svg:width="5.3cm" svg:height="2.3cm" svg:x="30.2cm" svg:y="2cm">
          <text:p text:style-name="P1"><text:span text:style-name="T1">Árvore de </text:span></text:p>
          <text:p text:style-name="P1"><text:span text:style-name="T1">Decis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3cm" svg:height="2.3cm" svg:x="30.3cm" svg:y="6cm">
          <text:p text:style-name="P1"><text:span text:style-name="T1">Classificadores</text:span></text:p>
          <text:p text:style-name="P1"><text:span text:style-name="T1">Linea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5.3cm" svg:height="2.3cm" svg:x="30.6cm" svg:y="9.7cm">
          <text:p text:style-name="P1"><text:span text:style-name="T1">Classificadores</text:span></text:p>
          <text:p text:style-name="P1"><text:span text:style-name="T1">Baseado em</text:span></text:p>
          <text:p text:style-name="P1"><text:span text:style-name="T1">Reg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5.3cm" svg:height="2.3cm" svg:x="30.6cm" svg:y="13.8cm">
          <text:p text:style-name="P1"><text:span text:style-name="T1">Classificadores</text:span></text:p>
          <text:p text:style-name="P1"><text:span text:style-name="T1">Probabilístic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249cm" svg:x1="26.9cm" svg:y1="5.15cm" svg:x2="30.2cm" svg:y2="3.15cm" draw:start-shape="id4" draw:start-glue-point="1" draw:end-shape="id6" svg:d="M26900 5150h1900v-2000h1400" svg:viewBox="0 0 3301 2001">
          <text:p/>
        </draw:connector>
        <draw:connector draw:style-name="gr3" draw:text-style-name="P1" draw:layer="layout" draw:line-skew="0.199cm" svg:x1="26.9cm" svg:y1="5.15cm" svg:x2="30.3cm" svg:y2="7.15cm" draw:start-shape="id4" draw:start-glue-point="1" draw:end-shape="id7" svg:d="M26900 5150h1900v2000h1500" svg:viewBox="0 0 3401 2001">
          <text:p/>
        </draw:connector>
        <draw:connector draw:style-name="gr3" draw:text-style-name="P1" draw:layer="layout" svg:x1="26.9cm" svg:y1="5.15cm" svg:x2="30.6cm" svg:y2="10.85cm" draw:start-shape="id4" draw:start-glue-point="1" draw:end-shape="id8" draw:end-glue-point="3" svg:d="M26900 5150h1851v5700h1849" svg:viewBox="0 0 3701 5701">
          <text:p/>
        </draw:connector>
        <draw:connector draw:style-name="gr3" draw:text-style-name="P1" draw:layer="layout" svg:x1="26.9cm" svg:y1="5.15cm" svg:x2="30.6cm" svg:y2="14.95cm" draw:start-shape="id4" draw:start-glue-point="1" draw:end-shape="id9" draw:end-glue-point="3" svg:d="M26900 5150h1851v9800h1849" svg:viewBox="0 0 3701 9801">
          <text:p/>
        </draw:connector>
        <draw:custom-shape draw:style-name="gr1" draw:text-style-name="P2" xml:id="id10" draw:id="id10" draw:layer="layout" svg:width="5.3cm" svg:height="2.3cm" svg:x="37.7cm" svg:y="3.6cm">
          <text:p text:style-name="P1"><text:span text:style-name="T1">Máquina de </text:span></text:p>
          <text:p text:style-name="P1"><text:span text:style-name="T1">Vetor de Supor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5.3cm" svg:height="2.3cm" svg:x="37.8cm" svg:y="6.8cm">
          <text:p text:style-name="P1"><text:span text:style-name="T1">Redes Neur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5.6cm" svg:y1="7.15cm" svg:x2="37.7cm" svg:y2="4.75cm" draw:start-shape="id7" draw:start-glue-point="1" draw:end-shape="id10" draw:end-glue-point="3" svg:d="M35600 7150h1051v-2400h1049" svg:viewBox="0 0 2101 2401">
          <text:p/>
        </draw:connector>
        <draw:connector draw:style-name="gr3" draw:text-style-name="P1" draw:layer="layout" draw:line-skew="-0.001cm" svg:x1="35.6cm" svg:y1="7.15cm" svg:x2="37.8cm" svg:y2="7.95cm" draw:start-shape="id7" draw:start-glue-point="1" draw:end-shape="id11" draw:end-glue-point="3" svg:d="M35600 7150h1100v800h1100" svg:viewBox="0 0 2201 801">
          <text:p/>
        </draw:connector>
        <draw:custom-shape draw:style-name="gr1" draw:text-style-name="P2" draw:layer="layout" svg:width="5.3cm" svg:height="2.3cm" svg:x="37.8cm" svg:y="10.4cm">
          <text:p text:style-name="P1"><text:span text:style-name="T1">Naive Ba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3cm" svg:height="2.3cm" svg:x="37.801cm" svg:y="6.801cm">
          <text:p text:style-name="P1"><text:span text:style-name="T1">Redes Neura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5.3cm" svg:height="2.3cm" svg:x="37.9cm" svg:y="13.8cm">
          <text:p text:style-name="P1"><text:span text:style-name="T1">Rede Baysi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3cm" svg:height="2.3cm" svg:x="37.801cm" svg:y="10.401cm">
          <text:p text:style-name="P1"><text:span text:style-name="T1">Naive Ba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5.3cm" svg:height="2.3cm" svg:x="37.801cm" svg:y="10.401cm">
          <text:p text:style-name="P1"><text:span text:style-name="T1">Naive Ba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5.3cm" svg:height="2.3cm" svg:x="37.8cm" svg:y="16.8cm">
          <text:p text:style-name="P1"><text:span text:style-name="T1">Máxima Entrop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5.9cm" svg:y1="14.95cm" svg:x2="37.801cm" svg:y2="11.551cm" draw:start-shape="id9" draw:start-glue-point="1" draw:end-shape="id12" draw:end-glue-point="3" svg:d="M35900 14950h951v-3399h950" svg:viewBox="0 0 1902 3400">
          <text:p/>
        </draw:connector>
        <draw:connector draw:style-name="gr3" draw:text-style-name="P1" draw:layer="layout" svg:x1="35.9cm" svg:y1="14.95cm" svg:x2="37.9cm" svg:y2="14.95cm" draw:start-shape="id9" draw:start-glue-point="1" draw:end-shape="id13" svg:d="M35900 14950h2000" svg:viewBox="0 0 2001 1">
          <text:p/>
        </draw:connector>
        <draw:connector draw:style-name="gr3" draw:text-style-name="P1" draw:layer="layout" svg:x1="35.9cm" svg:y1="14.95cm" svg:x2="37.8cm" svg:y2="17.95cm" draw:start-shape="id9" draw:start-glue-point="1" draw:end-shape="id14" svg:d="M35900 14950h951v3000h949" svg:viewBox="0 0 1901 3001">
          <text:p/>
        </draw:connector>
        <draw:custom-shape draw:style-name="gr4" draw:text-style-name="P2" xml:id="id15" draw:id="id15" draw:layer="layout" svg:width="5.5cm" svg:height="2.5cm" svg:x="19.4cm" svg:y="15.6cm">
          <text:p text:style-name="P1"><text:span text:style-name="T1">Abordagem </text:span></text:p>
          <text:p text:style-name="P1"><text:span text:style-name="T1">Baseada em </text:span></text:p>
          <text:p text:style-name="P1"><text:span text:style-name="T1">Dicion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5.5cm" svg:height="2.5cm" svg:x="19.5cm" svg:y="21.8cm">
          <text:p text:style-name="P1"><text:span text:style-name="T1">Abordagem </text:span></text:p>
          <text:p text:style-name="P1"><text:span text:style-name="T1">Baseada em </text:span></text:p>
          <text:p text:style-name="P1"><text:span text:style-name="T1">Corp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049cm" svg:x1="15.5cm" svg:y1="19.15cm" svg:x2="19.4cm" svg:y2="16.85cm" draw:start-shape="id3" draw:start-glue-point="1" draw:end-shape="id15" draw:end-glue-point="3" svg:d="M15500 19150h2000v-2300h1900" svg:viewBox="0 0 3901 2301">
          <text:p/>
        </draw:connector>
        <draw:connector draw:style-name="gr3" draw:text-style-name="P1" draw:layer="layout" draw:line-skew="-0.001cm" svg:x1="15.5cm" svg:y1="19.15cm" svg:x2="19.5cm" svg:y2="23.05cm" draw:start-shape="id3" draw:start-glue-point="1" draw:end-shape="id16" draw:end-glue-point="3" svg:d="M15500 19150h2000v3900h2000" svg:viewBox="0 0 4001 3901">
          <text:p/>
        </draw:connector>
        <draw:custom-shape draw:style-name="gr1" draw:text-style-name="P2" xml:id="id17" draw:id="id17" draw:layer="layout" svg:width="5.3cm" svg:height="2.3cm" svg:x="27.6cm" svg:y="18.9cm">
          <text:p text:style-name="P1"><text:span text:style-name="T1">Estatíst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5.3cm" svg:height="2.3cm" svg:x="27.6cm" svg:y="25.2cm">
          <text:p text:style-name="P1"><text:span text:style-name="T1">Semânt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5cm" svg:y1="23.05cm" svg:x2="27.6cm" svg:y2="20.05cm" draw:start-shape="id16" draw:start-glue-point="1" draw:end-shape="id17" draw:end-glue-point="3" svg:d="M25000 23050h1301v-3000h1299" svg:viewBox="0 0 2601 3001">
          <text:p/>
        </draw:connector>
        <draw:connector draw:style-name="gr3" draw:text-style-name="P1" draw:layer="layout" svg:x1="25cm" svg:y1="23.05cm" svg:x2="27.6cm" svg:y2="26.35cm" draw:start-shape="id16" draw:start-glue-point="1" draw:end-shape="id18" draw:end-glue-point="3" svg:d="M25000 23050h1301v3300h1299" svg:viewBox="0 0 260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cm" fo:page-height="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03:47.744434475</meta:creation-date>
    <dc:date>2017-09-10T17:22:25.976462290</dc:date>
    <meta:editing-duration>PT8M18S</meta:editing-duration>
    <meta:editing-cycles>1</meta:editing-cycles>
    <meta:document-statistic meta:object-count="38"/>
    <meta:generator>LibreOffice/5.2.2.2$Linux_X86_64 LibreOffice_project/20m0$Build-2</meta:generator>
  </office:meta>
</office:document-meta>
</file>